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5d96" officeooo:paragraph-rsid="00005d96"/>
    </style:style>
    <style:style style:name="T1" style:family="text">
      <style:text-properties officeooo:rsid="00005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a apresentação do modulo de Indicação de Instrutor</text:p>
      <text:p text:style-name="P1"/>
      <text:p text:style-name="P1">=&gt; Criar uma opção para inserir um horario ou até mesmo dia no PTS, para isto joga para frente os períodos que estão depois do inserido.</text:p>
      <text:p text:style-name="P1"/>
      <text:p text:style-name="P1">=&gt; Colocar o código da disciplina no PTS.</text:p>
      <text:p text:style-name="P1"/>
      <text:p text:style-name="P1">=&gt; Criar o campo especialidade no cadastro do instrutor indicado.</text:p>
      <text:p text:style-name="P1"/>
      <text:p text:style-name="P1">=&gt; Colocar a quantidade de instrutores indicados por disciplina</text:p>
      <text:p text:style-name="P1"/>
      <text:p text:style-name="P1">=&gt; Colocar a opção de indicação do Instrutor Pleno</text:p>
      <text:p text:style-name="P1"/>
      <text:p text:style-name="P1">=&gt; Colocar na pagina de indicação do Instrutor um botão para mostrar o arquivo de Quadro/Perfil, este arquivo será PDF e será inserido no PTS.</text:p>
      <text:p text:style-name="P1"/>
      <text:p text:style-name="P1">=&gt; No SGEW colocar o campo para indicar o nome do arquivo do Quadro / Perfil</text:p>
      <text:p text:style-name="P1"/>
      <text:p text:style-name="P1">=&gt; Possibilidade de carregar os dados do PTS antigo no Novo.</text:p>
      <text:p text:style-name="P1"/>
      <text:p text:style-name="P1">=&gt; Ajustar modulo de inserção de PTS Base</text:p>
      <text:p text:style-name="P1"/>
      <text:p text:style-name="P1">Obs: O SO Braz ficou de enviar a tabela de horarios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1T16:29:46.448000000</meta:creation-date>
    <dc:date>2022-04-11T16:42:25.341000000</dc:date>
    <meta:editing-duration>PT38S</meta:editing-duration>
    <meta:editing-cycles>1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1" meta:word-count="141" meta:character-count="783" meta:non-whitespace-character-count="653"/>
  </office:meta>
</office:document-meta>
</file>